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25-05-0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24-06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23-09-0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21-06-0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20-07-1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9-10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9-06-1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8-09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7-06-1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6-07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5-07-0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4-06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3-05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2-06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1-09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0-10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10-05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9-12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9-09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9-05-0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8-12-1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8-09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8-06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8-03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7-09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7-08-11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7-06-1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7-04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7-02-2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7-01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6-10-3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6-08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6-06-0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6-04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6-02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5-12-2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5-11-0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5-08-1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5-06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5-04-20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4-12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4-10-1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1</text:p>
          </table:table-cell>
          <table:table-cell office:value-type="string" calcext:value-type="string">
            <text:p>12N 11E 1BBBB1 (P-S1)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